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margin-left="0cm" fo:margin-right="0cm" fo:text-indent="1.251cm" style:auto-text-indent="false"/>
    </style:style>
    <style:style style:name="P3" style:family="paragraph" style:parent-style-name="Standard">
      <style:paragraph-properties fo:margin-left="0cm" fo:margin-right="0cm" fo:text-indent="1.251cm" style:auto-text-indent="false"/>
      <style:text-properties fo:font-size="14pt" style:font-size-asian="14pt" style:font-size-complex="14pt"/>
    </style:style>
    <style:style style:name="P4" style:family="paragraph" style:parent-style-name="Titre" style:master-page-name="MP0">
      <style:paragraph-properties style:page-number="auto" fo:break-before="page"/>
    </style:style>
    <style:style style:name="P5" style:family="paragraph" style:parent-style-name="Standard">
      <style:paragraph-properties fo:margin-left="0cm" fo:margin-right="0cm" fo:text-indent="1.251cm" style:auto-text-indent="false"/>
      <style:text-properties fo:font-size="14pt" officeooo:paragraph-rsid="000b2c58" style:font-size-asian="14pt" style:font-size-complex="14pt"/>
    </style:style>
    <style:style style:name="T1" style:family="text">
      <style:text-properties fo:font-size="14pt" style:font-size-asian="14pt" style:font-size-complex="14pt"/>
    </style:style>
    <style:style style:name="T2" style:family="text">
      <style:text-properties officeooo:rsid="0009a9b6"/>
    </style:style>
    <style:style style:name="T3" style:family="text">
      <style:text-properties officeooo:rsid="000b2c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text:tab/>Rapport Rendu 1</text:p>
      <text:p text:style-name="P1"/>
      <text:h text:style-name="Titre_20_1" text:outline-level="1">Principe de conception</text:h>
      <text:p text:style-name="P1"><text:tab/>-KISS</text:p>
      <text:p text:style-name="P3">Nous essayons de garder le plus simple possible pour nous, nous savons qu’il existe sûrement plus simple, mais il faut surtout que cela reste simple pour nous.</text:p>
      <text:p text:style-name="P1"><text:tab/>-Bien sûr, nous essayons de suivre au maximum les autres principes</text:p>
      <text:h text:style-name="Titre_20_1" text:outline-level="1">Patron de conception</text:h>
      <text:p text:style-name="P1"><text:tab/>-MVC (de manière évidente)</text:p>
      <text:p text:style-name="P1"><text:tab/>Ce patron ce conception est imposé</text:p>
      <text:p text:style-name="P1"/>
      <text:p text:style-name="P1"><text:tab/>-Strategy pour les niveaux (facile, classique, numérique) <text:s/></text:p>
      <text:p text:style-name="P1"><text:tab/>Nous pensons que le plus simple pour gérer les différents niveaux de difficulté est d’instauré une Strategy qui rendra cela plus simple</text:p>
      <text:p text:style-name="P1"><text:tab/></text:p>
      <text:p text:style-name="P1"><text:tab/>-Façade</text:p>
      <text:p text:style-name="P1"><text:tab/>Nous aimerions dans le future, intégré une façade pour rendre plus simple le lancement de l’application pour le futur utilisateur.</text:p>
      <text:p text:style-name="P1"/>
      <text:p text:style-name="P1"/>
      <text:p text:style-name="P5">Pour le diagramme UML, ce dernier à pas mal changé car à chaque soit on a oublié quelque chose, soit c’était trop compliqué, nous avons passé du temps pour réaliser un bon UML qui sera notre fil rouge pour le développement de notre application. Nous pensons avoir un diagramme solide qui sera peu modifié par la suite, tout du moins nous l’espérons. Au départ nous avons créer les trois dossiers du MVC avec les classes qui leur appartient (model, view, controller). Au début nous n’avions qu’un seul model mais nous nous sommes vite rendu compte qu’il fallait un model pour la partie ainsi qu’un model pour chaque manche de la partie. Et lorsqu’il y a deux models, il y a deux controller, ainsi nous avons un controller pour la partie, ainsi qu’un controller pour chaque manche. Pour symboliser les boules, nous avons choisi d’utilisé un tableau de la taille de la combinaison qui sera choisi dans les options, ce tableau sera un tableau de couleur de la classe Color de java, c’est ce qui nous a semblé le plus simple. Les tentatives seront conservées dans une liste de tableau de couleur, ce qui sera le plus simple pour nous pour les affich<text:span text:style-name="T2">er</text:span>.</text:p>
      <text:p text:style-name="P3"/>
      <text:p text:style-name="P2"><text:span text:style-name="Police_20_par_20_défaut"><text:span text:style-name="T1">Voilà les choix que nous avons effectué pour notre application.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Normal" style:next-style-name="Normal" style:default-outline-level="1">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Normal" style:next-style-name="Normal">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meta:creation-date>2023-11-27T15:51:00Z</meta:creation-date>
    <dc:date>2023-12-10T18:02:42.946787837</dc:date>
    <meta:editing-cycles>24</meta:editing-cycles>
    <meta:editing-duration>PT2H24M51S</meta:editing-duration>
    <meta:document-statistic meta:table-count="0" meta:image-count="0" meta:object-count="0" meta:page-count="1" meta:paragraph-count="15" meta:word-count="320" meta:character-count="1903" meta:non-whitespace-character-count="1580"/>
    <meta:template xlink:type="simple" xlink:actuate="onRequest" xlink:title="" xlink:href="Normal.dotm"/>
  </office:meta>
</office:document-meta>
</file>